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 style:writing-mode="rl-tb"/>
      <style:text-properties fo:font-size="26pt" style:font-size-asian="26pt" style:font-name-complex="Scheherazade" style:font-size-complex="26pt"/>
    </style:style>
    <style:style style:name="P2" style:family="paragraph" style:parent-style-name="Standard">
      <style:paragraph-properties fo:line-height="100%" fo:text-align="end" style:justify-single-word="false" style:writing-mode="rl-tb"/>
      <style:text-properties fo:font-size="26pt" officeooo:paragraph-rsid="001a6814" style:font-size-asian="26pt" style:font-name-complex="Scheherazade" style:font-size-complex="26pt"/>
    </style:style>
    <style:style style:name="P3" style:family="paragraph" style:parent-style-name="Standard">
      <style:paragraph-properties fo:line-height="100%" fo:text-align="end" style:justify-single-word="false" style:writing-mode="rl-tb"/>
      <style:text-properties fo:font-size="26pt" style:font-size-asian="26pt" style:font-name-complex="Scheherazade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أَكَتٗؤَ تَمَارِ</text:p>
      <text:p text:style-name="P2">نَخُبُوزِ يَشَعِيْرِ</text:p>
      <text:p text:style-name="P2">نَمِلْحِ أَصْفَرِ</text:p>
      <text:p text:style-name="P2">كَكهٖيْتِ كَٹٗئٖلٖئَ</text:p>
      <text:p text:style-name="P1"/>
      <text:p text:style-name="P2">كِشَكُوْلَ كَحِمِيْدِ</text:p>
      <text:p text:style-name="P2">ۏَاكٖ إِلَاهِ وَدُوْدِ</text:p>
      <text:p text:style-name="P2">مُؤُوْنْبَ زٗوْتهٖ جَسَادِ</text:p>
      <text:p text:style-name="P2">مَعَدُوِ نَمَوَلِيْ</text:p>
      <text:p text:style-name="P1"/>
      <text:p text:style-name="P2">هَاتَ كُكِپَنْبَؤُوْكَ</text:p>
      <text:p text:style-name="P2">عَمُوْرِ أَكَتٗوْكَ</text:p>
      <text:p text:style-name="P2">كْوَ عَلِىْ أَكَفِيْكَ</text:p>
      <text:p text:style-name="P2">سَوْتِ أَكَئِتٗؤَ</text:p>
      <text:p text:style-name="P1"/>
      <text:p text:style-name="P2">عَلِىْ كَتَكَلَامَ</text:p>
      <text:p text:style-name="P2">أَهْلاً يَا مُكَرَّمَ</text:p>
      <text:p text:style-name="P2"><text:soft-page-break/>ٹُتَوَصِيْل سَلَامَ</text:p>
      <text:p text:style-name="P2">نْدِئَ إِنْڠَاۏَ طَوِلِيَ</text:p>
      <text:p text:style-name="P1"/>
      <text:p text:style-name="P2">عَمُوْرِ كَرُوْدِ نْڈَانِ</text:p>
      <text:p text:style-name="P2">كَئِلَبِيْسِ يُوَانِ</text:p>
      <text:p text:style-name="P2">دِرِيْعِ زَ أُۏَنْدَانِ</text:p>
      <text:p text:style-name="P2">أَكَئِفُوْنْڠَ زِكَمْكَاءَ</text:p>
      <text:p text:style-name="P1"/>
      <text:p text:style-name="P2">نَسٖيْفُ نْجٖيْمَ أَسِيْسِ</text:p>
      <text:p text:style-name="P2">نَرُمْحِ نَتُرُوْسِ</text:p>
      <text:p text:style-name="P2">أَكَمْپَانْڈَ فَرَاسِ</text:p>
      <text:p text:style-name="P2">جُوْ أَكَمْكَلِئَ</text:p>
      <text:p text:style-name="P1"><text:s/></text:p>
      <text:p text:style-name="P2">ۏَكٖيْنْڈَ تهَخُبِيْرِ</text:p>
      <text:p text:style-name="P2">بِاللَّيْلِ وَالنَّهَارِ</text:p>
      <text:p text:style-name="P2">ۏَكَپَنْبَانَ نَبَحَارِ</text:p>
      <text:p text:style-name="P2">نَمِيْٹِ نَمَطَرِيَ</text:p>
      <text:p text:style-name="P1"><text:soft-page-break/></text:p>
      <text:p text:style-name="P2">ۏَكٖنٖينْڈَ يُۏَانِ</text:p>
      <text:p text:style-name="P2">عَلِىْ نَمَلِعُوْنِ</text:p>
      <text:p text:style-name="P2">نْدِئَ زِيْلِ زَمَدِيْنِ</text:p>
      <text:p text:style-name="P2">عَمُوْرِ كَزِٹَنْبُؤَ</text:p>
      <text:p text:style-name="P1"/>
      <text:p text:style-name="P2">عَمُوْرِ كَذُكُوْرِ</text:p>
      <text:p text:style-name="P2">كَمْوَنبِئَ حَيْدَرِ</text:p>
      <text:p text:style-name="P2">دُرُوْبُ نْدَ أَنْصَارِ</text:p>
      <text:p text:style-name="P2">نْبٗوْنَ ٹْوَئِفُوَٹِئَ</text:p>
      <text:p text:style-name="P1"/>
      <text:p text:style-name="P2">نَاسِ ٹُمٖفَانْيَ مَشَؤُوْرِ</text:p>
      <text:p text:style-name="P2">يَكْوٖنٖينْڈَ سَفَارِ</text:p>
      <text:p text:style-name="P2">كْوَنْڠَلِئَ أَمْصَارِ</text:p>
      <text:p text:style-name="P2">جُنُوْدِ كُئِكُسَنْيِئَ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09:28:13</meta:creation-date>
    <dc:date>2014-09-01T15:57:13.907733266</dc:date>
    <meta:editing-duration>P12DT16H41M16S</meta:editing-duration>
    <meta:editing-cycles>27</meta:editing-cycles>
    <meta:generator>LibreOffice/4.2.4.2$Linux_X86_64 LibreOffice_project/420m0$Build-2</meta:generator>
    <dc:creator>Kevin Donnelly</dc:creator>
    <meta:document-statistic meta:table-count="0" meta:image-count="0" meta:object-count="0" meta:page-count="3" meta:paragraph-count="41" meta:word-count="91" meta:character-count="469" meta:non-whitespace-character-count="417"/>
  </office:meta>
</office:document-meta>
</file>